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Sans" svg:font-family="LiberationSan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>
      <style:text-properties fo:font-size="7pt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 style:data-style-name="N60">
      <style:text-properties fo:font-size="7pt"/>
    </style:style>
    <style:style style:name="ce4" style:family="table-cell" style:parent-style-name="Default" style:data-style-name="N0">
      <style:text-properties fo:font-size="7pt"/>
    </style:style>
    <style:style style:name="ce5" style:family="table-cell" style:parent-style-name="Default" style:data-style-name="N61">
      <style:text-properties fo:font-size="7pt"/>
    </style:style>
    <style:style style:name="ce6" style:family="table-cell" style:parent-style-name="Default" style:data-style-name="N61">
      <style:text-properties style:font-name="Liberation Sans" fo:font-size="7pt" style:font-name-asian="Liberation Sans" style:font-name-complex="Liberation Sans" style:font-size-complex="5.65000009536743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1" table:number-columns-repeated="4" table:default-cell-style-name="ce5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n:</text:p>
          </table:table-cell>
          <table:table-cell office:value-type="string" calcext:value-type="string">
            <text:p>longitud ona (nm)</text:p>
          </table:table-cell>
          <table:table-cell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absorbancia</text:p>
          </table:table-cell>
          <table:table-cell table:number-columns-repeated="2"/>
          <table:table-cell table:style-name="ce3" office:value-type="float" office:value="1.7E+018" calcext:value-type="float">
            <text:p>1,70E+018</text:p>
          </table:table-cell>
          <table:table-cell table:style-name="ce3" office:value-type="float" office:value="1.2E+035" calcext:value-type="float">
            <text:p>1,20E+035</text:p>
          </table:table-cell>
          <table:table-cell table:style-name="ce3" office:value-type="float" office:value="1.7E+052" calcext:value-type="float">
            <text:p>1,70E+0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[BiCl3]</text:p>
          </table:table-cell>
          <table:table-cell office:value-type="string" calcext:value-type="string">
            <text:p>mols/l</text:p>
          </table:table-cell>
          <table:table-cell/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02Cl2</text:p>
          </table:table-cell>
          <table:table-cell office:value-type="string" calcext:value-type="string">
            <text:p>“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onstant formacio especie C1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03Cl4</text:p>
          </table:table-cell>
          <table:table-cell office:value-type="string" calcext:value-type="string">
            <text:p>“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onstant formacio especie C2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04Cl6</text:p>
          </table:table-cell>
          <table:table-cell office:value-type="string" calcext:value-type="string">
            <text:p>“</text:p>
          </table:table-cell>
          <table:table-cell/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constant formacio especie C3</text:p>
          </table:table-cell>
          <table:table-cell table:style-name="ce1"/>
          <table:table-cell table:number-columns-repeated="1017"/>
        </table:table-row>
        <table:table-row table:style-name="ro1">
          <table:table-cell office:value-type="string" calcext:value-type="string">
            <text:p>Paràmet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ímbols: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Cl mols/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 valor: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9]^2*[.I9]^2*X" office:value-type="float" office:value="0.0001836952425" calcext:value-type="float">
            <text:p>1,84E-04</text:p>
          </table:table-cell>
          <table:table-cell table:formula="of:=[.D9]^3*[.I9]^4*Y" office:value-type="float" office:value="0.000002830570797285" calcext:value-type="float">
            <text:p>2,83E-06</text:p>
          </table:table-cell>
          <table:table-cell table:formula="of:=[.D9]^4*[.I9]^6*Z" office:value-type="float" office:value="0.0000000875357557273884" calcext:value-type="float">
            <text:p>8,75E-08</text:p>
          </table:table-cell>
          <table:table-cell table:formula="of:=[.D9]+2*[.E9]+3*[.F9]+4*[.G9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" calcext:value-type="float">
            <text:p>284</text:p>
          </table:table-cell>
          <table:table-cell office:value-type="float" office:value="0.237" calcext:value-type="float">
            <text:p>0,237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10]^2*[.I10]^2*X" office:value-type="float" office:value="0.000251333691663283" calcext:value-type="float">
            <text:p>2,51E-04</text:p>
          </table:table-cell>
          <table:table-cell table:formula="of:=[.D10]^3*[.I10]^4*Y" office:value-type="float" office:value="0.00000761480234304755" calcext:value-type="float">
            <text:p>7,61E-06</text:p>
          </table:table-cell>
          <table:table-cell table:formula="of:=[.D10]^4*[.I10]^6*Z" office:value-type="float" office:value="0.000000463022302260695" calcext:value-type="float">
            <text:p>4,63E-07</text:p>
          </table:table-cell>
          <table:table-cell table:formula="of:=[.D10]+2*[.E10]+3*[.F10]+4*[.G10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4" calcext:value-type="float">
            <text:p>284</text:p>
          </table:table-cell>
          <table:table-cell office:value-type="float" office:value="0.17" calcext:value-type="float">
            <text:p>0,17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11]^2*[.I11]^2*X" office:value-type="float" office:value="0.00030073832373312" calcext:value-type="float">
            <text:p>3,01E-04</text:p>
          </table:table-cell>
          <table:table-cell table:formula="of:=[.D11]^3*[.I11]^4*Y" office:value-type="float" office:value="0.0000176187711975936" calcext:value-type="float">
            <text:p>1,76E-05</text:p>
          </table:table-cell>
          <table:table-cell table:formula="of:=[.D11]^4*[.I11]^6*Z" office:value-type="float" office:value="0.00000207156138720841" calcext:value-type="float">
            <text:p>2,07E-06</text:p>
          </table:table-cell>
          <table:table-cell table:formula="of:=[.D11]+2*[.E11]+3*[.F11]+4*[.G11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4" calcext:value-type="float">
            <text:p>284</text:p>
          </table:table-cell>
          <table:table-cell office:value-type="float" office:value="0.125" calcext:value-type="float">
            <text:p>0,125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12]^2*[.I12]^2*X" office:value-type="float" office:value="0.00031432195842948" calcext:value-type="float">
            <text:p>3,14E-04</text:p>
          </table:table-cell>
          <table:table-cell table:formula="of:=[.D12]^3*[.I12]^4*Y" office:value-type="float" office:value="0.000030773019948335" calcext:value-type="float">
            <text:p>3,08E-05</text:p>
          </table:table-cell>
          <table:table-cell table:formula="of:=[.D12]^4*[.I12]^6*Z" office:value-type="float" office:value="0.00000604645556531776" calcext:value-type="float">
            <text:p>6,05E-06</text:p>
          </table:table-cell>
          <table:table-cell table:formula="of:=[.D12]+2*[.E12]+3*[.F12]+4*[.G12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4" calcext:value-type="float">
            <text:p>284</text:p>
          </table:table-cell>
          <table:table-cell office:value-type="float" office:value="0.095" calcext:value-type="float">
            <text:p>0,095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13]^2*[.I13]^2*X" office:value-type="float" office:value="0.000308474444615091" calcext:value-type="float">
            <text:p>3,08E-04</text:p>
          </table:table-cell>
          <table:table-cell table:formula="of:=[.D13]^3*[.I13]^4*Y" office:value-type="float" office:value="0.0000428242244148155" calcext:value-type="float">
            <text:p>4,28E-05</text:p>
          </table:table-cell>
          <table:table-cell table:formula="of:=[.D13]^4*[.I13]^6*Z" office:value-type="float" office:value="0.0000119315034777308" calcext:value-type="float">
            <text:p>1,19E-05</text:p>
          </table:table-cell>
          <table:table-cell table:formula="of:=[.D13]+2*[.E13]+3*[.F13]+4*[.G13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4" calcext:value-type="float">
            <text:p>284</text:p>
          </table:table-cell>
          <table:table-cell office:value-type="float" office:value="0.073" calcext:value-type="float">
            <text:p>0,073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14]^2*[.I14]^2*X" office:value-type="float" office:value="0.00028559685361977" calcext:value-type="float">
            <text:p>2,86E-04</text:p>
          </table:table-cell>
          <table:table-cell table:formula="of:=[.D14]^3*[.I14]^4*Y" office:value-type="float" office:value="0.0000567019148782061" calcext:value-type="float">
            <text:p>5,67E-05</text:p>
          </table:table-cell>
          <table:table-cell table:formula="of:=[.D14]^4*[.I14]^6*Z" office:value-type="float" office:value="0.0000225931810974827" calcext:value-type="float">
            <text:p>2,26E-05</text:p>
          </table:table-cell>
          <table:table-cell table:formula="of:=[.D14]+2*[.E14]+3*[.F14]+4*[.G14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4" calcext:value-type="float">
            <text:p>284</text:p>
          </table:table-cell>
          <table:table-cell office:value-type="float" office:value="0.058" calcext:value-type="float">
            <text:p>0,058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15]^2*[.I15]^2*X" office:value-type="float" office:value="0.000242339933333197" calcext:value-type="float">
            <text:p>2,42E-04</text:p>
          </table:table-cell>
          <table:table-cell table:formula="of:=[.D15]^3*[.I15]^4*Y" office:value-type="float" office:value="0.0000702592941941388" calcext:value-type="float">
            <text:p>7,03E-05</text:p>
          </table:table-cell>
          <table:table-cell table:formula="of:=[.D15]^4*[.I15]^6*Z" office:value-type="float" office:value="0.0000408806631301263" calcext:value-type="float">
            <text:p>4,09E-05</text:p>
          </table:table-cell>
          <table:table-cell table:formula="of:=[.D15]+2*[.E15]+3*[.F15]+4*[.G15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4" calcext:value-type="float">
            <text:p>284</text:p>
          </table:table-cell>
          <table:table-cell office:value-type="float" office:value="0.047" calcext:value-type="float">
            <text:p>0,047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16]^2*[.I16]^2*X" office:value-type="float" office:value="0.00017870663210048" calcext:value-type="float">
            <text:p>1,79E-04</text:p>
          </table:table-cell>
          <table:table-cell table:formula="of:=[.D16]^3*[.I16]^4*Y" office:value-type="float" office:value="0.0000788948589896136" calcext:value-type="float">
            <text:p>7,89E-05</text:p>
          </table:table-cell>
          <table:table-cell table:formula="of:=[.D16]^4*[.I16]^6*Z" office:value-type="float" office:value="0.0000699024003454512" calcext:value-type="float">
            <text:p>6,99E-05</text:p>
          </table:table-cell>
          <table:table-cell table:formula="of:=[.D16]+2*[.E16]+3*[.F16]+4*[.G16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4" calcext:value-type="float">
            <text:p>284</text:p>
          </table:table-cell>
          <table:table-cell office:value-type="float" office:value="0.036" calcext:value-type="float">
            <text:p>0,036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17]^2*[.I17]^2*X" office:value-type="float" office:value="0.00010888052689472" calcext:value-type="float">
            <text:p>1,09E-04</text:p>
          </table:table-cell>
          <table:table-cell table:formula="of:=[.D17]^3*[.I17]^4*Y" office:value-type="float" office:value="0.0000762701973092849" calcext:value-type="float">
            <text:p>7,63E-05</text:p>
          </table:table-cell>
          <table:table-cell table:formula="of:=[.D17]^4*[.I17]^6*Z" office:value-type="float" office:value="0.000107224709087377" calcext:value-type="float">
            <text:p>1,07E-04</text:p>
          </table:table-cell>
          <table:table-cell table:formula="of:=[.D17]+2*[.E17]+3*[.F17]+4*[.G17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4" calcext:value-type="float">
            <text:p>284</text:p>
          </table:table-cell>
          <table:table-cell office:value-type="float" office:value="0.03" calcext:value-type="float">
            <text:p>0,03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18]^2*[.I18]^2*X" office:value-type="float" office:value="0.0000475726822244352" calcext:value-type="float">
            <text:p>4,76E-05</text:p>
          </table:table-cell>
          <table:table-cell table:formula="of:=[.D18]^3*[.I18]^4*Y" office:value-type="float" office:value="0.0000596875288533603" calcext:value-type="float">
            <text:p>5,97E-05</text:p>
          </table:table-cell>
          <table:table-cell table:formula="of:=[.D18]^4*[.I18]^6*Z" office:value-type="float" office:value="0.000150295130573696" calcext:value-type="float">
            <text:p>1,50E-04</text:p>
          </table:table-cell>
          <table:table-cell table:formula="of:=[.D18]+2*[.E18]+3*[.F18]+4*[.G18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" calcext:value-type="float">
            <text:p>284</text:p>
          </table:table-cell>
          <table:table-cell office:value-type="float" office:value="0.026" calcext:value-type="float">
            <text:p>0,026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19]^2*[.I19]^2*X" office:value-type="float" office:value="0.0000180683886598456" calcext:value-type="float">
            <text:p>1,81E-05</text:p>
          </table:table-cell>
          <table:table-cell table:formula="of:=[.D19]^3*[.I19]^4*Y" office:value-type="float" office:value="0.0000403744137888769" calcext:value-type="float">
            <text:p>4,04E-05</text:p>
          </table:table-cell>
          <table:table-cell table:formula="of:=[.D19]^4*[.I19]^6*Z" office:value-type="float" office:value="0.000181062447319647" calcext:value-type="float">
            <text:p>1,81E-04</text:p>
          </table:table-cell>
          <table:table-cell table:formula="of:=[.D19]+2*[.E19]+3*[.F19]+4*[.G19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0.025" calcext:value-type="float">
            <text:p>0,025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20]^2*[.I20]^2*X" office:value-type="float" office:value="0.00000704290919518283" calcext:value-type="float">
            <text:p>7,04E-06</text:p>
          </table:table-cell>
          <table:table-cell table:formula="of:=[.D20]^3*[.I20]^4*Y" office:value-type="float" office:value="0.0000264104927985703" calcext:value-type="float">
            <text:p>2,64E-05</text:p>
          </table:table-cell>
          <table:table-cell table:formula="of:=[.D20]^4*[.I20]^6*Z" office:value-type="float" office:value="0.000198763333312347" calcext:value-type="float">
            <text:p>1,99E-04</text:p>
          </table:table-cell>
          <table:table-cell table:formula="of:=[.D20]+2*[.E20]+3*[.F20]+4*[.G20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0" calcext:value-type="float">
            <text:p>290</text:p>
          </table:table-cell>
          <table:table-cell office:value-type="float" office:value="0.288" calcext:value-type="float">
            <text:p>0,288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21]^2*[.I21]^2*X" office:value-type="float" office:value="0.0001836952425" calcext:value-type="float">
            <text:p>1,84E-04</text:p>
          </table:table-cell>
          <table:table-cell table:formula="of:=[.D21]^3*[.I21]^4*Y" office:value-type="float" office:value="0.000002830570797285" calcext:value-type="float">
            <text:p>2,83E-06</text:p>
          </table:table-cell>
          <table:table-cell table:formula="of:=[.D21]^4*[.I21]^6*Z" office:value-type="float" office:value="0.0000000875357557273884" calcext:value-type="float">
            <text:p>8,75E-08</text:p>
          </table:table-cell>
          <table:table-cell table:formula="of:=[.D21]+2*[.E21]+3*[.F21]+4*[.G21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0.23" calcext:value-type="float">
            <text:p>0,23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22]^2*[.I22]^2*X" office:value-type="float" office:value="0.000251333691663283" calcext:value-type="float">
            <text:p>2,51E-04</text:p>
          </table:table-cell>
          <table:table-cell table:formula="of:=[.D22]^3*[.I22]^4*Y" office:value-type="float" office:value="0.00000761480234304755" calcext:value-type="float">
            <text:p>7,61E-06</text:p>
          </table:table-cell>
          <table:table-cell table:formula="of:=[.D22]^4*[.I22]^6*Z" office:value-type="float" office:value="0.000000463022302260695" calcext:value-type="float">
            <text:p>4,63E-07</text:p>
          </table:table-cell>
          <table:table-cell table:formula="of:=[.D22]+2*[.E22]+3*[.F22]+4*[.G22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0" calcext:value-type="float">
            <text:p>290</text:p>
          </table:table-cell>
          <table:table-cell office:value-type="float" office:value="0.172" calcext:value-type="float">
            <text:p>0,172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23]^2*[.I23]^2*X" office:value-type="float" office:value="0.00030073832373312" calcext:value-type="float">
            <text:p>3,01E-04</text:p>
          </table:table-cell>
          <table:table-cell table:formula="of:=[.D23]^3*[.I23]^4*Y" office:value-type="float" office:value="0.0000176187711975936" calcext:value-type="float">
            <text:p>1,76E-05</text:p>
          </table:table-cell>
          <table:table-cell table:formula="of:=[.D23]^4*[.I23]^6*Z" office:value-type="float" office:value="0.00000207156138720841" calcext:value-type="float">
            <text:p>2,07E-06</text:p>
          </table:table-cell>
          <table:table-cell table:formula="of:=[.D23]+2*[.E23]+3*[.F23]+4*[.G23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0" calcext:value-type="float">
            <text:p>290</text:p>
          </table:table-cell>
          <table:table-cell office:value-type="float" office:value="0.13" calcext:value-type="float">
            <text:p>0,13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24]^2*[.I24]^2*X" office:value-type="float" office:value="0.00031432195842948" calcext:value-type="float">
            <text:p>3,14E-04</text:p>
          </table:table-cell>
          <table:table-cell table:formula="of:=[.D24]^3*[.I24]^4*Y" office:value-type="float" office:value="0.000030773019948335" calcext:value-type="float">
            <text:p>3,08E-05</text:p>
          </table:table-cell>
          <table:table-cell table:formula="of:=[.D24]^4*[.I24]^6*Z" office:value-type="float" office:value="0.00000604645556531776" calcext:value-type="float">
            <text:p>6,05E-06</text:p>
          </table:table-cell>
          <table:table-cell table:formula="of:=[.D24]+2*[.E24]+3*[.F24]+4*[.G24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0" calcext:value-type="float">
            <text:p>290</text:p>
          </table:table-cell>
          <table:table-cell office:value-type="float" office:value="0.104" calcext:value-type="float">
            <text:p>0,104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25]^2*[.I25]^2*X" office:value-type="float" office:value="0.000308474444615091" calcext:value-type="float">
            <text:p>3,08E-04</text:p>
          </table:table-cell>
          <table:table-cell table:formula="of:=[.D25]^3*[.I25]^4*Y" office:value-type="float" office:value="0.0000428242244148155" calcext:value-type="float">
            <text:p>4,28E-05</text:p>
          </table:table-cell>
          <table:table-cell table:formula="of:=[.D25]^4*[.I25]^6*Z" office:value-type="float" office:value="0.0000119315034777308" calcext:value-type="float">
            <text:p>1,19E-05</text:p>
          </table:table-cell>
          <table:table-cell table:formula="of:=[.D25]+2*[.E25]+3*[.F25]+4*[.G25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0" calcext:value-type="float">
            <text:p>290</text:p>
          </table:table-cell>
          <table:table-cell office:value-type="float" office:value="0.081" calcext:value-type="float">
            <text:p>0,081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26]^2*[.I26]^2*X" office:value-type="float" office:value="0.00028559685361977" calcext:value-type="float">
            <text:p>2,86E-04</text:p>
          </table:table-cell>
          <table:table-cell table:formula="of:=[.D26]^3*[.I26]^4*Y" office:value-type="float" office:value="0.0000567019148782061" calcext:value-type="float">
            <text:p>5,67E-05</text:p>
          </table:table-cell>
          <table:table-cell table:formula="of:=[.D26]^4*[.I26]^6*Z" office:value-type="float" office:value="0.0000225931810974827" calcext:value-type="float">
            <text:p>2,26E-05</text:p>
          </table:table-cell>
          <table:table-cell table:formula="of:=[.D26]+2*[.E26]+3*[.F26]+4*[.G26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0.067" calcext:value-type="float">
            <text:p>0,067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27]^2*[.I27]^2*X" office:value-type="float" office:value="0.000242339933333197" calcext:value-type="float">
            <text:p>2,42E-04</text:p>
          </table:table-cell>
          <table:table-cell table:formula="of:=[.D27]^3*[.I27]^4*Y" office:value-type="float" office:value="0.0000702592941941388" calcext:value-type="float">
            <text:p>7,03E-05</text:p>
          </table:table-cell>
          <table:table-cell table:formula="of:=[.D27]^4*[.I27]^6*Z" office:value-type="float" office:value="0.0000408806631301263" calcext:value-type="float">
            <text:p>4,09E-05</text:p>
          </table:table-cell>
          <table:table-cell table:formula="of:=[.D27]+2*[.E27]+3*[.F27]+4*[.G27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0" calcext:value-type="float">
            <text:p>290</text:p>
          </table:table-cell>
          <table:table-cell office:value-type="float" office:value="0.053" calcext:value-type="float">
            <text:p>0,053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28]^2*[.I28]^2*X" office:value-type="float" office:value="0.00017870663210048" calcext:value-type="float">
            <text:p>1,79E-04</text:p>
          </table:table-cell>
          <table:table-cell table:formula="of:=[.D28]^3*[.I28]^4*Y" office:value-type="float" office:value="0.0000788948589896136" calcext:value-type="float">
            <text:p>7,89E-05</text:p>
          </table:table-cell>
          <table:table-cell table:formula="of:=[.D28]^4*[.I28]^6*Z" office:value-type="float" office:value="0.0000699024003454512" calcext:value-type="float">
            <text:p>6,99E-05</text:p>
          </table:table-cell>
          <table:table-cell table:formula="of:=[.D28]+2*[.E28]+3*[.F28]+4*[.G28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0" calcext:value-type="float">
            <text:p>290</text:p>
          </table:table-cell>
          <table:table-cell office:value-type="float" office:value="0.04" calcext:value-type="float">
            <text:p>0,04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29]^2*[.I29]^2*X" office:value-type="float" office:value="0.00010888052689472" calcext:value-type="float">
            <text:p>1,09E-04</text:p>
          </table:table-cell>
          <table:table-cell table:formula="of:=[.D29]^3*[.I29]^4*Y" office:value-type="float" office:value="0.0000762701973092849" calcext:value-type="float">
            <text:p>7,63E-05</text:p>
          </table:table-cell>
          <table:table-cell table:formula="of:=[.D29]^4*[.I29]^6*Z" office:value-type="float" office:value="0.000107224709087377" calcext:value-type="float">
            <text:p>1,07E-04</text:p>
          </table:table-cell>
          <table:table-cell table:formula="of:=[.D29]+2*[.E29]+3*[.F29]+4*[.G29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office:value-type="float" office:value="0.032" calcext:value-type="float">
            <text:p>0,032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30]^2*[.I30]^2*X" office:value-type="float" office:value="0.0000475726822244352" calcext:value-type="float">
            <text:p>4,76E-05</text:p>
          </table:table-cell>
          <table:table-cell table:formula="of:=[.D30]^3*[.I30]^4*Y" office:value-type="float" office:value="0.0000596875288533603" calcext:value-type="float">
            <text:p>5,97E-05</text:p>
          </table:table-cell>
          <table:table-cell table:formula="of:=[.D30]^4*[.I30]^6*Z" office:value-type="float" office:value="0.000150295130573696" calcext:value-type="float">
            <text:p>1,50E-04</text:p>
          </table:table-cell>
          <table:table-cell table:formula="of:=[.D30]+2*[.E30]+3*[.F30]+4*[.G30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0" calcext:value-type="float">
            <text:p>290</text:p>
          </table:table-cell>
          <table:table-cell office:value-type="float" office:value="0.024" calcext:value-type="float">
            <text:p>0,024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31]^2*[.I31]^2*X" office:value-type="float" office:value="0.0000180683886598456" calcext:value-type="float">
            <text:p>1,81E-05</text:p>
          </table:table-cell>
          <table:table-cell table:formula="of:=[.D31]^3*[.I31]^4*Y" office:value-type="float" office:value="0.0000403744137888769" calcext:value-type="float">
            <text:p>4,04E-05</text:p>
          </table:table-cell>
          <table:table-cell table:formula="of:=[.D31]^4*[.I31]^6*Z" office:value-type="float" office:value="0.000181062447319647" calcext:value-type="float">
            <text:p>1,81E-04</text:p>
          </table:table-cell>
          <table:table-cell table:formula="of:=[.D31]+2*[.E31]+3*[.F31]+4*[.G31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0" calcext:value-type="float">
            <text:p>290</text:p>
          </table:table-cell>
          <table:table-cell office:value-type="float" office:value="0.022" calcext:value-type="float">
            <text:p>0,022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32]^2*[.I32]^2*X" office:value-type="float" office:value="0.00000704290919518283" calcext:value-type="float">
            <text:p>7,04E-06</text:p>
          </table:table-cell>
          <table:table-cell table:formula="of:=[.D32]^3*[.I32]^4*Y" office:value-type="float" office:value="0.0000264104927985703" calcext:value-type="float">
            <text:p>2,64E-05</text:p>
          </table:table-cell>
          <table:table-cell table:formula="of:=[.D32]^4*[.I32]^6*Z" office:value-type="float" office:value="0.000198763333312347" calcext:value-type="float">
            <text:p>1,99E-04</text:p>
          </table:table-cell>
          <table:table-cell table:formula="of:=[.D32]+2*[.E32]+3*[.F32]+4*[.G32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0" calcext:value-type="float">
            <text:p>300</text:p>
          </table:table-cell>
          <table:table-cell office:value-type="float" office:value="0.23" calcext:value-type="float">
            <text:p>0,23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33]^2*[.I33]^2*X" office:value-type="float" office:value="0.0001836952425" calcext:value-type="float">
            <text:p>1,84E-04</text:p>
          </table:table-cell>
          <table:table-cell table:formula="of:=[.D33]^3*[.I33]^4*Y" office:value-type="float" office:value="0.000002830570797285" calcext:value-type="float">
            <text:p>2,83E-06</text:p>
          </table:table-cell>
          <table:table-cell table:formula="of:=[.D33]^4*[.I33]^6*Z" office:value-type="float" office:value="0.0000000875357557273884" calcext:value-type="float">
            <text:p>8,75E-08</text:p>
          </table:table-cell>
          <table:table-cell table:formula="of:=[.D33]+2*[.E33]+3*[.F33]+4*[.G33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0.224" calcext:value-type="float">
            <text:p>0,224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34]^2*[.I34]^2*X" office:value-type="float" office:value="0.000251333691663283" calcext:value-type="float">
            <text:p>2,51E-04</text:p>
          </table:table-cell>
          <table:table-cell table:formula="of:=[.D34]^3*[.I34]^4*Y" office:value-type="float" office:value="0.00000761480234304755" calcext:value-type="float">
            <text:p>7,61E-06</text:p>
          </table:table-cell>
          <table:table-cell table:formula="of:=[.D34]^4*[.I34]^6*Z" office:value-type="float" office:value="0.000000463022302260695" calcext:value-type="float">
            <text:p>4,63E-07</text:p>
          </table:table-cell>
          <table:table-cell table:formula="of:=[.D34]+2*[.E34]+3*[.F34]+4*[.G34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0.208" calcext:value-type="float">
            <text:p>0,208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35]^2*[.I35]^2*X" office:value-type="float" office:value="0.00030073832373312" calcext:value-type="float">
            <text:p>3,01E-04</text:p>
          </table:table-cell>
          <table:table-cell table:formula="of:=[.D35]^3*[.I35]^4*Y" office:value-type="float" office:value="0.0000176187711975936" calcext:value-type="float">
            <text:p>1,76E-05</text:p>
          </table:table-cell>
          <table:table-cell table:formula="of:=[.D35]^4*[.I35]^6*Z" office:value-type="float" office:value="0.00000207156138720841" calcext:value-type="float">
            <text:p>2,07E-06</text:p>
          </table:table-cell>
          <table:table-cell table:formula="of:=[.D35]+2*[.E35]+3*[.F35]+4*[.G35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00" calcext:value-type="float">
            <text:p>300</text:p>
          </table:table-cell>
          <table:table-cell office:value-type="float" office:value="0.189" calcext:value-type="float">
            <text:p>0,189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36]^2*[.I36]^2*X" office:value-type="float" office:value="0.00031432195842948" calcext:value-type="float">
            <text:p>3,14E-04</text:p>
          </table:table-cell>
          <table:table-cell table:formula="of:=[.D36]^3*[.I36]^4*Y" office:value-type="float" office:value="0.000030773019948335" calcext:value-type="float">
            <text:p>3,08E-05</text:p>
          </table:table-cell>
          <table:table-cell table:formula="of:=[.D36]^4*[.I36]^6*Z" office:value-type="float" office:value="0.00000604645556531776" calcext:value-type="float">
            <text:p>6,05E-06</text:p>
          </table:table-cell>
          <table:table-cell table:formula="of:=[.D36]+2*[.E36]+3*[.F36]+4*[.G36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0" calcext:value-type="float">
            <text:p>300</text:p>
          </table:table-cell>
          <table:table-cell office:value-type="float" office:value="0.171" calcext:value-type="float">
            <text:p>0,171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37]^2*[.I37]^2*X" office:value-type="float" office:value="0.000308474444615091" calcext:value-type="float">
            <text:p>3,08E-04</text:p>
          </table:table-cell>
          <table:table-cell table:formula="of:=[.D37]^3*[.I37]^4*Y" office:value-type="float" office:value="0.0000428242244148155" calcext:value-type="float">
            <text:p>4,28E-05</text:p>
          </table:table-cell>
          <table:table-cell table:formula="of:=[.D37]^4*[.I37]^6*Z" office:value-type="float" office:value="0.0000119315034777308" calcext:value-type="float">
            <text:p>1,19E-05</text:p>
          </table:table-cell>
          <table:table-cell table:formula="of:=[.D37]+2*[.E37]+3*[.F37]+4*[.G37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0" calcext:value-type="float">
            <text:p>300</text:p>
          </table:table-cell>
          <table:table-cell office:value-type="float" office:value="0.154" calcext:value-type="float">
            <text:p>0,154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38]^2*[.I38]^2*X" office:value-type="float" office:value="0.00028559685361977" calcext:value-type="float">
            <text:p>2,86E-04</text:p>
          </table:table-cell>
          <table:table-cell table:formula="of:=[.D38]^3*[.I38]^4*Y" office:value-type="float" office:value="0.0000567019148782061" calcext:value-type="float">
            <text:p>5,67E-05</text:p>
          </table:table-cell>
          <table:table-cell table:formula="of:=[.D38]^4*[.I38]^6*Z" office:value-type="float" office:value="0.0000225931810974827" calcext:value-type="float">
            <text:p>2,26E-05</text:p>
          </table:table-cell>
          <table:table-cell table:formula="of:=[.D38]+2*[.E38]+3*[.F38]+4*[.G38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0" calcext:value-type="float">
            <text:p>300</text:p>
          </table:table-cell>
          <table:table-cell office:value-type="float" office:value="0.138" calcext:value-type="float">
            <text:p>0,138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39]^2*[.I39]^2*X" office:value-type="float" office:value="0.000242339933333197" calcext:value-type="float">
            <text:p>2,42E-04</text:p>
          </table:table-cell>
          <table:table-cell table:formula="of:=[.D39]^3*[.I39]^4*Y" office:value-type="float" office:value="0.0000702592941941388" calcext:value-type="float">
            <text:p>7,03E-05</text:p>
          </table:table-cell>
          <table:table-cell table:formula="of:=[.D39]^4*[.I39]^6*Z" office:value-type="float" office:value="0.0000408806631301263" calcext:value-type="float">
            <text:p>4,09E-05</text:p>
          </table:table-cell>
          <table:table-cell table:formula="of:=[.D39]+2*[.E39]+3*[.F39]+4*[.G39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00" calcext:value-type="float">
            <text:p>300</text:p>
          </table:table-cell>
          <table:table-cell office:value-type="float" office:value="0.115" calcext:value-type="float">
            <text:p>0,115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40]^2*[.I40]^2*X" office:value-type="float" office:value="0.00017870663210048" calcext:value-type="float">
            <text:p>1,79E-04</text:p>
          </table:table-cell>
          <table:table-cell table:formula="of:=[.D40]^3*[.I40]^4*Y" office:value-type="float" office:value="0.0000788948589896136" calcext:value-type="float">
            <text:p>7,89E-05</text:p>
          </table:table-cell>
          <table:table-cell table:formula="of:=[.D40]^4*[.I40]^6*Z" office:value-type="float" office:value="0.0000699024003454512" calcext:value-type="float">
            <text:p>6,99E-05</text:p>
          </table:table-cell>
          <table:table-cell table:formula="of:=[.D40]+2*[.E40]+3*[.F40]+4*[.G40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0" calcext:value-type="float">
            <text:p>300</text:p>
          </table:table-cell>
          <table:table-cell office:value-type="float" office:value="0.089" calcext:value-type="float">
            <text:p>0,089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41]^2*[.I41]^2*X" office:value-type="float" office:value="0.00010888052689472" calcext:value-type="float">
            <text:p>1,09E-04</text:p>
          </table:table-cell>
          <table:table-cell table:formula="of:=[.D41]^3*[.I41]^4*Y" office:value-type="float" office:value="0.0000762701973092849" calcext:value-type="float">
            <text:p>7,63E-05</text:p>
          </table:table-cell>
          <table:table-cell table:formula="of:=[.D41]^4*[.I41]^6*Z" office:value-type="float" office:value="0.000107224709087377" calcext:value-type="float">
            <text:p>1,07E-04</text:p>
          </table:table-cell>
          <table:table-cell table:formula="of:=[.D41]+2*[.E41]+3*[.F41]+4*[.G41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0" calcext:value-type="float">
            <text:p>300</text:p>
          </table:table-cell>
          <table:table-cell office:value-type="float" office:value="0.065" calcext:value-type="float">
            <text:p>0,065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42]^2*[.I42]^2*X" office:value-type="float" office:value="0.0000475726822244352" calcext:value-type="float">
            <text:p>4,76E-05</text:p>
          </table:table-cell>
          <table:table-cell table:formula="of:=[.D42]^3*[.I42]^4*Y" office:value-type="float" office:value="0.0000596875288533603" calcext:value-type="float">
            <text:p>5,97E-05</text:p>
          </table:table-cell>
          <table:table-cell table:formula="of:=[.D42]^4*[.I42]^6*Z" office:value-type="float" office:value="0.000150295130573696" calcext:value-type="float">
            <text:p>1,50E-04</text:p>
          </table:table-cell>
          <table:table-cell table:formula="of:=[.D42]+2*[.E42]+3*[.F42]+4*[.G42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office:value-type="float" office:value="0.046" calcext:value-type="float">
            <text:p>0,046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43]^2*[.I43]^2*X" office:value-type="float" office:value="0.0000180683886598456" calcext:value-type="float">
            <text:p>1,81E-05</text:p>
          </table:table-cell>
          <table:table-cell table:formula="of:=[.D43]^3*[.I43]^4*Y" office:value-type="float" office:value="0.0000403744137888769" calcext:value-type="float">
            <text:p>4,04E-05</text:p>
          </table:table-cell>
          <table:table-cell table:formula="of:=[.D43]^4*[.I43]^6*Z" office:value-type="float" office:value="0.000181062447319647" calcext:value-type="float">
            <text:p>1,81E-04</text:p>
          </table:table-cell>
          <table:table-cell table:formula="of:=[.D43]+2*[.E43]+3*[.F43]+4*[.G43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float" office:value="0.036" calcext:value-type="float">
            <text:p>0,036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44]^2*[.I44]^2*X" office:value-type="float" office:value="0.00000704290919518283" calcext:value-type="float">
            <text:p>7,04E-06</text:p>
          </table:table-cell>
          <table:table-cell table:formula="of:=[.D44]^3*[.I44]^4*Y" office:value-type="float" office:value="0.0000264104927985703" calcext:value-type="float">
            <text:p>2,64E-05</text:p>
          </table:table-cell>
          <table:table-cell table:formula="of:=[.D44]^4*[.I44]^6*Z" office:value-type="float" office:value="0.000198763333312347" calcext:value-type="float">
            <text:p>1,99E-04</text:p>
          </table:table-cell>
          <table:table-cell table:formula="of:=[.D44]+2*[.E44]+3*[.F44]+4*[.G44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0" calcext:value-type="float">
            <text:p>310</text:p>
          </table:table-cell>
          <table:table-cell office:value-type="float" office:value="0.251" calcext:value-type="float">
            <text:p>0,251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45]^2*[.I45]^2*X" office:value-type="float" office:value="0.0001836952425" calcext:value-type="float">
            <text:p>1,84E-04</text:p>
          </table:table-cell>
          <table:table-cell table:formula="of:=[.D45]^3*[.I45]^4*Y" office:value-type="float" office:value="0.000002830570797285" calcext:value-type="float">
            <text:p>2,83E-06</text:p>
          </table:table-cell>
          <table:table-cell table:formula="of:=[.D45]^4*[.I45]^6*Z" office:value-type="float" office:value="0.0000000875357557273884" calcext:value-type="float">
            <text:p>8,75E-08</text:p>
          </table:table-cell>
          <table:table-cell table:formula="of:=[.D45]+2*[.E45]+3*[.F45]+4*[.G45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10" calcext:value-type="float">
            <text:p>310</text:p>
          </table:table-cell>
          <table:table-cell office:value-type="float" office:value="0.303" calcext:value-type="float">
            <text:p>0,303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46]^2*[.I46]^2*X" office:value-type="float" office:value="0.000251333691663283" calcext:value-type="float">
            <text:p>2,51E-04</text:p>
          </table:table-cell>
          <table:table-cell table:formula="of:=[.D46]^3*[.I46]^4*Y" office:value-type="float" office:value="0.00000761480234304755" calcext:value-type="float">
            <text:p>7,61E-06</text:p>
          </table:table-cell>
          <table:table-cell table:formula="of:=[.D46]^4*[.I46]^6*Z" office:value-type="float" office:value="0.000000463022302260695" calcext:value-type="float">
            <text:p>4,63E-07</text:p>
          </table:table-cell>
          <table:table-cell table:formula="of:=[.D46]+2*[.E46]+3*[.F46]+4*[.G46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10" calcext:value-type="float">
            <text:p>310</text:p>
          </table:table-cell>
          <table:table-cell office:value-type="float" office:value="0.334" calcext:value-type="float">
            <text:p>0,334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47]^2*[.I47]^2*X" office:value-type="float" office:value="0.00030073832373312" calcext:value-type="float">
            <text:p>3,01E-04</text:p>
          </table:table-cell>
          <table:table-cell table:formula="of:=[.D47]^3*[.I47]^4*Y" office:value-type="float" office:value="0.0000176187711975936" calcext:value-type="float">
            <text:p>1,76E-05</text:p>
          </table:table-cell>
          <table:table-cell table:formula="of:=[.D47]^4*[.I47]^6*Z" office:value-type="float" office:value="0.00000207156138720841" calcext:value-type="float">
            <text:p>2,07E-06</text:p>
          </table:table-cell>
          <table:table-cell table:formula="of:=[.D47]+2*[.E47]+3*[.F47]+4*[.G47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0" calcext:value-type="float">
            <text:p>310</text:p>
          </table:table-cell>
          <table:table-cell office:value-type="float" office:value="0.34" calcext:value-type="float">
            <text:p>0,34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48]^2*[.I48]^2*X" office:value-type="float" office:value="0.00031432195842948" calcext:value-type="float">
            <text:p>3,14E-04</text:p>
          </table:table-cell>
          <table:table-cell table:formula="of:=[.D48]^3*[.I48]^4*Y" office:value-type="float" office:value="0.000030773019948335" calcext:value-type="float">
            <text:p>3,08E-05</text:p>
          </table:table-cell>
          <table:table-cell table:formula="of:=[.D48]^4*[.I48]^6*Z" office:value-type="float" office:value="0.00000604645556531776" calcext:value-type="float">
            <text:p>6,05E-06</text:p>
          </table:table-cell>
          <table:table-cell table:formula="of:=[.D48]+2*[.E48]+3*[.F48]+4*[.G48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10" calcext:value-type="float">
            <text:p>310</text:p>
          </table:table-cell>
          <table:table-cell office:value-type="float" office:value="0.331" calcext:value-type="float">
            <text:p>0,331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49]^2*[.I49]^2*X" office:value-type="float" office:value="0.000308474444615091" calcext:value-type="float">
            <text:p>3,08E-04</text:p>
          </table:table-cell>
          <table:table-cell table:formula="of:=[.D49]^3*[.I49]^4*Y" office:value-type="float" office:value="0.0000428242244148155" calcext:value-type="float">
            <text:p>4,28E-05</text:p>
          </table:table-cell>
          <table:table-cell table:formula="of:=[.D49]^4*[.I49]^6*Z" office:value-type="float" office:value="0.0000119315034777308" calcext:value-type="float">
            <text:p>1,19E-05</text:p>
          </table:table-cell>
          <table:table-cell table:formula="of:=[.D49]+2*[.E49]+3*[.F49]+4*[.G49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10" calcext:value-type="float">
            <text:p>310</text:p>
          </table:table-cell>
          <table:table-cell office:value-type="float" office:value="0.314" calcext:value-type="float">
            <text:p>0,314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50]^2*[.I50]^2*X" office:value-type="float" office:value="0.00028559685361977" calcext:value-type="float">
            <text:p>2,86E-04</text:p>
          </table:table-cell>
          <table:table-cell table:formula="of:=[.D50]^3*[.I50]^4*Y" office:value-type="float" office:value="0.0000567019148782061" calcext:value-type="float">
            <text:p>5,67E-05</text:p>
          </table:table-cell>
          <table:table-cell table:formula="of:=[.D50]^4*[.I50]^6*Z" office:value-type="float" office:value="0.0000225931810974827" calcext:value-type="float">
            <text:p>2,26E-05</text:p>
          </table:table-cell>
          <table:table-cell table:formula="of:=[.D50]+2*[.E50]+3*[.F50]+4*[.G50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office:value-type="float" office:value="0.293" calcext:value-type="float">
            <text:p>0,293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51]^2*[.I51]^2*X" office:value-type="float" office:value="0.000242339933333197" calcext:value-type="float">
            <text:p>2,42E-04</text:p>
          </table:table-cell>
          <table:table-cell table:formula="of:=[.D51]^3*[.I51]^4*Y" office:value-type="float" office:value="0.0000702592941941388" calcext:value-type="float">
            <text:p>7,03E-05</text:p>
          </table:table-cell>
          <table:table-cell table:formula="of:=[.D51]^4*[.I51]^6*Z" office:value-type="float" office:value="0.0000408806631301263" calcext:value-type="float">
            <text:p>4,09E-05</text:p>
          </table:table-cell>
          <table:table-cell table:formula="of:=[.D51]+2*[.E51]+3*[.F51]+4*[.G51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0" calcext:value-type="float">
            <text:p>310</text:p>
          </table:table-cell>
          <table:table-cell office:value-type="float" office:value="0.257" calcext:value-type="float">
            <text:p>0,257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52]^2*[.I52]^2*X" office:value-type="float" office:value="0.00017870663210048" calcext:value-type="float">
            <text:p>1,79E-04</text:p>
          </table:table-cell>
          <table:table-cell table:formula="of:=[.D52]^3*[.I52]^4*Y" office:value-type="float" office:value="0.0000788948589896136" calcext:value-type="float">
            <text:p>7,89E-05</text:p>
          </table:table-cell>
          <table:table-cell table:formula="of:=[.D52]^4*[.I52]^6*Z" office:value-type="float" office:value="0.0000699024003454512" calcext:value-type="float">
            <text:p>6,99E-05</text:p>
          </table:table-cell>
          <table:table-cell table:formula="of:=[.D52]+2*[.E52]+3*[.F52]+4*[.G52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0" calcext:value-type="float">
            <text:p>310</text:p>
          </table:table-cell>
          <table:table-cell office:value-type="float" office:value="0.21" calcext:value-type="float">
            <text:p>0,21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53]^2*[.I53]^2*X" office:value-type="float" office:value="0.00010888052689472" calcext:value-type="float">
            <text:p>1,09E-04</text:p>
          </table:table-cell>
          <table:table-cell table:formula="of:=[.D53]^3*[.I53]^4*Y" office:value-type="float" office:value="0.0000762701973092849" calcext:value-type="float">
            <text:p>7,63E-05</text:p>
          </table:table-cell>
          <table:table-cell table:formula="of:=[.D53]^4*[.I53]^6*Z" office:value-type="float" office:value="0.000107224709087377" calcext:value-type="float">
            <text:p>1,07E-04</text:p>
          </table:table-cell>
          <table:table-cell table:formula="of:=[.D53]+2*[.E53]+3*[.F53]+4*[.G53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0" calcext:value-type="float">
            <text:p>310</text:p>
          </table:table-cell>
          <table:table-cell office:value-type="float" office:value="0.173" calcext:value-type="float">
            <text:p>0,173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54]^2*[.I54]^2*X" office:value-type="float" office:value="0.0000475726822244352" calcext:value-type="float">
            <text:p>4,76E-05</text:p>
          </table:table-cell>
          <table:table-cell table:formula="of:=[.D54]^3*[.I54]^4*Y" office:value-type="float" office:value="0.0000596875288533603" calcext:value-type="float">
            <text:p>5,97E-05</text:p>
          </table:table-cell>
          <table:table-cell table:formula="of:=[.D54]^4*[.I54]^6*Z" office:value-type="float" office:value="0.000150295130573696" calcext:value-type="float">
            <text:p>1,50E-04</text:p>
          </table:table-cell>
          <table:table-cell table:formula="of:=[.D54]+2*[.E54]+3*[.F54]+4*[.G54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10" calcext:value-type="float">
            <text:p>310</text:p>
          </table:table-cell>
          <table:table-cell office:value-type="float" office:value="0.136" calcext:value-type="float">
            <text:p>0,136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55]^2*[.I55]^2*X" office:value-type="float" office:value="0.0000180683886598456" calcext:value-type="float">
            <text:p>1,81E-05</text:p>
          </table:table-cell>
          <table:table-cell table:formula="of:=[.D55]^3*[.I55]^4*Y" office:value-type="float" office:value="0.0000403744137888769" calcext:value-type="float">
            <text:p>4,04E-05</text:p>
          </table:table-cell>
          <table:table-cell table:formula="of:=[.D55]^4*[.I55]^6*Z" office:value-type="float" office:value="0.000181062447319647" calcext:value-type="float">
            <text:p>1,81E-04</text:p>
          </table:table-cell>
          <table:table-cell table:formula="of:=[.D55]+2*[.E55]+3*[.F55]+4*[.G55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0" calcext:value-type="float">
            <text:p>310</text:p>
          </table:table-cell>
          <table:table-cell office:value-type="float" office:value="0.116" calcext:value-type="float">
            <text:p>0,116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56]^2*[.I56]^2*X" office:value-type="float" office:value="0.00000704290919518283" calcext:value-type="float">
            <text:p>7,04E-06</text:p>
          </table:table-cell>
          <table:table-cell table:formula="of:=[.D56]^3*[.I56]^4*Y" office:value-type="float" office:value="0.0000264104927985703" calcext:value-type="float">
            <text:p>2,64E-05</text:p>
          </table:table-cell>
          <table:table-cell table:formula="of:=[.D56]^4*[.I56]^6*Z" office:value-type="float" office:value="0.000198763333312347" calcext:value-type="float">
            <text:p>1,99E-04</text:p>
          </table:table-cell>
          <table:table-cell table:formula="of:=[.D56]+2*[.E56]+3*[.F56]+4*[.G56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20" calcext:value-type="float">
            <text:p>320</text:p>
          </table:table-cell>
          <table:table-cell office:value-type="float" office:value="0.283" calcext:value-type="float">
            <text:p>0,283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57]^2*[.I57]^2*X" office:value-type="float" office:value="0.0001836952425" calcext:value-type="float">
            <text:p>1,84E-04</text:p>
          </table:table-cell>
          <table:table-cell table:formula="of:=[.D57]^3*[.I57]^4*Y" office:value-type="float" office:value="0.000002830570797285" calcext:value-type="float">
            <text:p>2,83E-06</text:p>
          </table:table-cell>
          <table:table-cell table:formula="of:=[.D57]^4*[.I57]^6*Z" office:value-type="float" office:value="0.0000000875357557273884" calcext:value-type="float">
            <text:p>8,75E-08</text:p>
          </table:table-cell>
          <table:table-cell table:formula="of:=[.D57]+2*[.E57]+3*[.F57]+4*[.G57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0.375" calcext:value-type="float">
            <text:p>0,375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58]^2*[.I58]^2*X" office:value-type="float" office:value="0.000251333691663283" calcext:value-type="float">
            <text:p>2,51E-04</text:p>
          </table:table-cell>
          <table:table-cell table:formula="of:=[.D58]^3*[.I58]^4*Y" office:value-type="float" office:value="0.00000761480234304755" calcext:value-type="float">
            <text:p>7,61E-06</text:p>
          </table:table-cell>
          <table:table-cell table:formula="of:=[.D58]^4*[.I58]^6*Z" office:value-type="float" office:value="0.000000463022302260695" calcext:value-type="float">
            <text:p>4,63E-07</text:p>
          </table:table-cell>
          <table:table-cell table:formula="of:=[.D58]+2*[.E58]+3*[.F58]+4*[.G58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0" calcext:value-type="float">
            <text:p>320</text:p>
          </table:table-cell>
          <table:table-cell office:value-type="float" office:value="0.45" calcext:value-type="float">
            <text:p>0,45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59]^2*[.I59]^2*X" office:value-type="float" office:value="0.00030073832373312" calcext:value-type="float">
            <text:p>3,01E-04</text:p>
          </table:table-cell>
          <table:table-cell table:formula="of:=[.D59]^3*[.I59]^4*Y" office:value-type="float" office:value="0.0000176187711975936" calcext:value-type="float">
            <text:p>1,76E-05</text:p>
          </table:table-cell>
          <table:table-cell table:formula="of:=[.D59]^4*[.I59]^6*Z" office:value-type="float" office:value="0.00000207156138720841" calcext:value-type="float">
            <text:p>2,07E-06</text:p>
          </table:table-cell>
          <table:table-cell table:formula="of:=[.D59]+2*[.E59]+3*[.F59]+4*[.G59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0" calcext:value-type="float">
            <text:p>320</text:p>
          </table:table-cell>
          <table:table-cell office:value-type="float" office:value="0.493" calcext:value-type="float">
            <text:p>0,493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60]^2*[.I60]^2*X" office:value-type="float" office:value="0.00031432195842948" calcext:value-type="float">
            <text:p>3,14E-04</text:p>
          </table:table-cell>
          <table:table-cell table:formula="of:=[.D60]^3*[.I60]^4*Y" office:value-type="float" office:value="0.000030773019948335" calcext:value-type="float">
            <text:p>3,08E-05</text:p>
          </table:table-cell>
          <table:table-cell table:formula="of:=[.D60]^4*[.I60]^6*Z" office:value-type="float" office:value="0.00000604645556531776" calcext:value-type="float">
            <text:p>6,05E-06</text:p>
          </table:table-cell>
          <table:table-cell table:formula="of:=[.D60]+2*[.E60]+3*[.F60]+4*[.G60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20" calcext:value-type="float">
            <text:p>320</text:p>
          </table:table-cell>
          <table:table-cell office:value-type="float" office:value="0.507" calcext:value-type="float">
            <text:p>0,507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61]^2*[.I61]^2*X" office:value-type="float" office:value="0.000308474444615091" calcext:value-type="float">
            <text:p>3,08E-04</text:p>
          </table:table-cell>
          <table:table-cell table:formula="of:=[.D61]^3*[.I61]^4*Y" office:value-type="float" office:value="0.0000428242244148155" calcext:value-type="float">
            <text:p>4,28E-05</text:p>
          </table:table-cell>
          <table:table-cell table:formula="of:=[.D61]^4*[.I61]^6*Z" office:value-type="float" office:value="0.0000119315034777308" calcext:value-type="float">
            <text:p>1,19E-05</text:p>
          </table:table-cell>
          <table:table-cell table:formula="of:=[.D61]+2*[.E61]+3*[.F61]+4*[.G61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0" calcext:value-type="float">
            <text:p>320</text:p>
          </table:table-cell>
          <table:table-cell office:value-type="float" office:value="0.515" calcext:value-type="float">
            <text:p>0,515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62]^2*[.I62]^2*X" office:value-type="float" office:value="0.00028559685361977" calcext:value-type="float">
            <text:p>2,86E-04</text:p>
          </table:table-cell>
          <table:table-cell table:formula="of:=[.D62]^3*[.I62]^4*Y" office:value-type="float" office:value="0.0000567019148782061" calcext:value-type="float">
            <text:p>5,67E-05</text:p>
          </table:table-cell>
          <table:table-cell table:formula="of:=[.D62]^4*[.I62]^6*Z" office:value-type="float" office:value="0.0000225931810974827" calcext:value-type="float">
            <text:p>2,26E-05</text:p>
          </table:table-cell>
          <table:table-cell table:formula="of:=[.D62]+2*[.E62]+3*[.F62]+4*[.G62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20" calcext:value-type="float">
            <text:p>320</text:p>
          </table:table-cell>
          <table:table-cell office:value-type="float" office:value="0.516" calcext:value-type="float">
            <text:p>0,516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63]^2*[.I63]^2*X" office:value-type="float" office:value="0.000242339933333197" calcext:value-type="float">
            <text:p>2,42E-04</text:p>
          </table:table-cell>
          <table:table-cell table:formula="of:=[.D63]^3*[.I63]^4*Y" office:value-type="float" office:value="0.0000702592941941388" calcext:value-type="float">
            <text:p>7,03E-05</text:p>
          </table:table-cell>
          <table:table-cell table:formula="of:=[.D63]^4*[.I63]^6*Z" office:value-type="float" office:value="0.0000408806631301263" calcext:value-type="float">
            <text:p>4,09E-05</text:p>
          </table:table-cell>
          <table:table-cell table:formula="of:=[.D63]+2*[.E63]+3*[.F63]+4*[.G63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0" calcext:value-type="float">
            <text:p>320</text:p>
          </table:table-cell>
          <table:table-cell office:value-type="float" office:value="0.508" calcext:value-type="float">
            <text:p>0,508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64]^2*[.I64]^2*X" office:value-type="float" office:value="0.00017870663210048" calcext:value-type="float">
            <text:p>1,79E-04</text:p>
          </table:table-cell>
          <table:table-cell table:formula="of:=[.D64]^3*[.I64]^4*Y" office:value-type="float" office:value="0.0000788948589896136" calcext:value-type="float">
            <text:p>7,89E-05</text:p>
          </table:table-cell>
          <table:table-cell table:formula="of:=[.D64]^4*[.I64]^6*Z" office:value-type="float" office:value="0.0000699024003454512" calcext:value-type="float">
            <text:p>6,99E-05</text:p>
          </table:table-cell>
          <table:table-cell table:formula="of:=[.D64]+2*[.E64]+3*[.F64]+4*[.G64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20" calcext:value-type="float">
            <text:p>320</text:p>
          </table:table-cell>
          <table:table-cell office:value-type="float" office:value="0.489" calcext:value-type="float">
            <text:p>0,489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65]^2*[.I65]^2*X" office:value-type="float" office:value="0.00010888052689472" calcext:value-type="float">
            <text:p>1,09E-04</text:p>
          </table:table-cell>
          <table:table-cell table:formula="of:=[.D65]^3*[.I65]^4*Y" office:value-type="float" office:value="0.0000762701973092849" calcext:value-type="float">
            <text:p>7,63E-05</text:p>
          </table:table-cell>
          <table:table-cell table:formula="of:=[.D65]^4*[.I65]^6*Z" office:value-type="float" office:value="0.000107224709087377" calcext:value-type="float">
            <text:p>1,07E-04</text:p>
          </table:table-cell>
          <table:table-cell table:formula="of:=[.D65]+2*[.E65]+3*[.F65]+4*[.G65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20" calcext:value-type="float">
            <text:p>320</text:p>
          </table:table-cell>
          <table:table-cell office:value-type="float" office:value="0.478" calcext:value-type="float">
            <text:p>0,478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66]^2*[.I66]^2*X" office:value-type="float" office:value="0.0000475726822244352" calcext:value-type="float">
            <text:p>4,76E-05</text:p>
          </table:table-cell>
          <table:table-cell table:formula="of:=[.D66]^3*[.I66]^4*Y" office:value-type="float" office:value="0.0000596875288533603" calcext:value-type="float">
            <text:p>5,97E-05</text:p>
          </table:table-cell>
          <table:table-cell table:formula="of:=[.D66]^4*[.I66]^6*Z" office:value-type="float" office:value="0.000150295130573696" calcext:value-type="float">
            <text:p>1,50E-04</text:p>
          </table:table-cell>
          <table:table-cell table:formula="of:=[.D66]+2*[.E66]+3*[.F66]+4*[.G66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0" calcext:value-type="float">
            <text:p>320</text:p>
          </table:table-cell>
          <table:table-cell office:value-type="float" office:value="0.459" calcext:value-type="float">
            <text:p>0,459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67]^2*[.I67]^2*X" office:value-type="float" office:value="0.0000180683886598456" calcext:value-type="float">
            <text:p>1,81E-05</text:p>
          </table:table-cell>
          <table:table-cell table:formula="of:=[.D67]^3*[.I67]^4*Y" office:value-type="float" office:value="0.0000403744137888769" calcext:value-type="float">
            <text:p>4,04E-05</text:p>
          </table:table-cell>
          <table:table-cell table:formula="of:=[.D67]^4*[.I67]^6*Z" office:value-type="float" office:value="0.000181062447319647" calcext:value-type="float">
            <text:p>1,81E-04</text:p>
          </table:table-cell>
          <table:table-cell table:formula="of:=[.D67]+2*[.E67]+3*[.F67]+4*[.G67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0" calcext:value-type="float">
            <text:p>320</text:p>
          </table:table-cell>
          <table:table-cell office:value-type="float" office:value="0.448" calcext:value-type="float">
            <text:p>0,448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68]^2*[.I68]^2*X" office:value-type="float" office:value="0.00000704290919518283" calcext:value-type="float">
            <text:p>7,04E-06</text:p>
          </table:table-cell>
          <table:table-cell table:formula="of:=[.D68]^3*[.I68]^4*Y" office:value-type="float" office:value="0.0000264104927985703" calcext:value-type="float">
            <text:p>2,64E-05</text:p>
          </table:table-cell>
          <table:table-cell table:formula="of:=[.D68]^4*[.I68]^6*Z" office:value-type="float" office:value="0.000198763333312347" calcext:value-type="float">
            <text:p>1,99E-04</text:p>
          </table:table-cell>
          <table:table-cell table:formula="of:=[.D68]+2*[.E68]+3*[.F68]+4*[.G68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30" calcext:value-type="float">
            <text:p>330</text:p>
          </table:table-cell>
          <table:table-cell office:value-type="float" office:value="0.236" calcext:value-type="float">
            <text:p>0,236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69]^2*[.I69]^2*X" office:value-type="float" office:value="0.0001836952425" calcext:value-type="float">
            <text:p>1,84E-04</text:p>
          </table:table-cell>
          <table:table-cell table:formula="of:=[.D69]^3*[.I69]^4*Y" office:value-type="float" office:value="0.000002830570797285" calcext:value-type="float">
            <text:p>2,83E-06</text:p>
          </table:table-cell>
          <table:table-cell table:formula="of:=[.D69]^4*[.I69]^6*Z" office:value-type="float" office:value="0.0000000875357557273884" calcext:value-type="float">
            <text:p>8,75E-08</text:p>
          </table:table-cell>
          <table:table-cell table:formula="of:=[.D69]+2*[.E69]+3*[.F69]+4*[.G69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0" calcext:value-type="float">
            <text:p>330</text:p>
          </table:table-cell>
          <table:table-cell office:value-type="float" office:value="0.336" calcext:value-type="float">
            <text:p>0,336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70]^2*[.I70]^2*X" office:value-type="float" office:value="0.000251333691663283" calcext:value-type="float">
            <text:p>2,51E-04</text:p>
          </table:table-cell>
          <table:table-cell table:formula="of:=[.D70]^3*[.I70]^4*Y" office:value-type="float" office:value="0.00000761480234304755" calcext:value-type="float">
            <text:p>7,61E-06</text:p>
          </table:table-cell>
          <table:table-cell table:formula="of:=[.D70]^4*[.I70]^6*Z" office:value-type="float" office:value="0.000000463022302260695" calcext:value-type="float">
            <text:p>4,63E-07</text:p>
          </table:table-cell>
          <table:table-cell table:formula="of:=[.D70]+2*[.E70]+3*[.F70]+4*[.G70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30" calcext:value-type="float">
            <text:p>330</text:p>
          </table:table-cell>
          <table:table-cell office:value-type="float" office:value="0.436" calcext:value-type="float">
            <text:p>0,436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71]^2*[.I71]^2*X" office:value-type="float" office:value="0.00030073832373312" calcext:value-type="float">
            <text:p>3,01E-04</text:p>
          </table:table-cell>
          <table:table-cell table:formula="of:=[.D71]^3*[.I71]^4*Y" office:value-type="float" office:value="0.0000176187711975936" calcext:value-type="float">
            <text:p>1,76E-05</text:p>
          </table:table-cell>
          <table:table-cell table:formula="of:=[.D71]^4*[.I71]^6*Z" office:value-type="float" office:value="0.00000207156138720841" calcext:value-type="float">
            <text:p>2,07E-06</text:p>
          </table:table-cell>
          <table:table-cell table:formula="of:=[.D71]+2*[.E71]+3*[.F71]+4*[.G71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30" calcext:value-type="float">
            <text:p>330</text:p>
          </table:table-cell>
          <table:table-cell office:value-type="float" office:value="0.511" calcext:value-type="float">
            <text:p>0,511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72]^2*[.I72]^2*X" office:value-type="float" office:value="0.00031432195842948" calcext:value-type="float">
            <text:p>3,14E-04</text:p>
          </table:table-cell>
          <table:table-cell table:formula="of:=[.D72]^3*[.I72]^4*Y" office:value-type="float" office:value="0.000030773019948335" calcext:value-type="float">
            <text:p>3,08E-05</text:p>
          </table:table-cell>
          <table:table-cell table:formula="of:=[.D72]^4*[.I72]^6*Z" office:value-type="float" office:value="0.00000604645556531776" calcext:value-type="float">
            <text:p>6,05E-06</text:p>
          </table:table-cell>
          <table:table-cell table:formula="of:=[.D72]+2*[.E72]+3*[.F72]+4*[.G72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0" calcext:value-type="float">
            <text:p>330</text:p>
          </table:table-cell>
          <table:table-cell office:value-type="float" office:value="0.564" calcext:value-type="float">
            <text:p>0,564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73]^2*[.I73]^2*X" office:value-type="float" office:value="0.000308474444615091" calcext:value-type="float">
            <text:p>3,08E-04</text:p>
          </table:table-cell>
          <table:table-cell table:formula="of:=[.D73]^3*[.I73]^4*Y" office:value-type="float" office:value="0.0000428242244148155" calcext:value-type="float">
            <text:p>4,28E-05</text:p>
          </table:table-cell>
          <table:table-cell table:formula="of:=[.D73]^4*[.I73]^6*Z" office:value-type="float" office:value="0.0000119315034777308" calcext:value-type="float">
            <text:p>1,19E-05</text:p>
          </table:table-cell>
          <table:table-cell table:formula="of:=[.D73]+2*[.E73]+3*[.F73]+4*[.G73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30" calcext:value-type="float">
            <text:p>330</text:p>
          </table:table-cell>
          <table:table-cell office:value-type="float" office:value="0.62" calcext:value-type="float">
            <text:p>0,62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74]^2*[.I74]^2*X" office:value-type="float" office:value="0.00028559685361977" calcext:value-type="float">
            <text:p>2,86E-04</text:p>
          </table:table-cell>
          <table:table-cell table:formula="of:=[.D74]^3*[.I74]^4*Y" office:value-type="float" office:value="0.0000567019148782061" calcext:value-type="float">
            <text:p>5,67E-05</text:p>
          </table:table-cell>
          <table:table-cell table:formula="of:=[.D74]^4*[.I74]^6*Z" office:value-type="float" office:value="0.0000225931810974827" calcext:value-type="float">
            <text:p>2,26E-05</text:p>
          </table:table-cell>
          <table:table-cell table:formula="of:=[.D74]+2*[.E74]+3*[.F74]+4*[.G74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0.668" calcext:value-type="float">
            <text:p>0,668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75]^2*[.I75]^2*X" office:value-type="float" office:value="0.000242339933333197" calcext:value-type="float">
            <text:p>2,42E-04</text:p>
          </table:table-cell>
          <table:table-cell table:formula="of:=[.D75]^3*[.I75]^4*Y" office:value-type="float" office:value="0.0000702592941941388" calcext:value-type="float">
            <text:p>7,03E-05</text:p>
          </table:table-cell>
          <table:table-cell table:formula="of:=[.D75]^4*[.I75]^6*Z" office:value-type="float" office:value="0.0000408806631301263" calcext:value-type="float">
            <text:p>4,09E-05</text:p>
          </table:table-cell>
          <table:table-cell table:formula="of:=[.D75]+2*[.E75]+3*[.F75]+4*[.G75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0" calcext:value-type="float">
            <text:p>330</text:p>
          </table:table-cell>
          <table:table-cell office:value-type="float" office:value="0.724" calcext:value-type="float">
            <text:p>0,724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76]^2*[.I76]^2*X" office:value-type="float" office:value="0.00017870663210048" calcext:value-type="float">
            <text:p>1,79E-04</text:p>
          </table:table-cell>
          <table:table-cell table:formula="of:=[.D76]^3*[.I76]^4*Y" office:value-type="float" office:value="0.0000788948589896136" calcext:value-type="float">
            <text:p>7,89E-05</text:p>
          </table:table-cell>
          <table:table-cell table:formula="of:=[.D76]^4*[.I76]^6*Z" office:value-type="float" office:value="0.0000699024003454512" calcext:value-type="float">
            <text:p>6,99E-05</text:p>
          </table:table-cell>
          <table:table-cell table:formula="of:=[.D76]+2*[.E76]+3*[.F76]+4*[.G76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30" calcext:value-type="float">
            <text:p>330</text:p>
          </table:table-cell>
          <table:table-cell office:value-type="float" office:value="0.778" calcext:value-type="float">
            <text:p>0,778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77]^2*[.I77]^2*X" office:value-type="float" office:value="0.00010888052689472" calcext:value-type="float">
            <text:p>1,09E-04</text:p>
          </table:table-cell>
          <table:table-cell table:formula="of:=[.D77]^3*[.I77]^4*Y" office:value-type="float" office:value="0.0000762701973092849" calcext:value-type="float">
            <text:p>7,63E-05</text:p>
          </table:table-cell>
          <table:table-cell table:formula="of:=[.D77]^4*[.I77]^6*Z" office:value-type="float" office:value="0.000107224709087377" calcext:value-type="float">
            <text:p>1,07E-04</text:p>
          </table:table-cell>
          <table:table-cell table:formula="of:=[.D77]+2*[.E77]+3*[.F77]+4*[.G77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30" calcext:value-type="float">
            <text:p>330</text:p>
          </table:table-cell>
          <table:table-cell office:value-type="float" office:value="0.839" calcext:value-type="float">
            <text:p>0,839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78]^2*[.I78]^2*X" office:value-type="float" office:value="0.0000475726822244352" calcext:value-type="float">
            <text:p>4,76E-05</text:p>
          </table:table-cell>
          <table:table-cell table:formula="of:=[.D78]^3*[.I78]^4*Y" office:value-type="float" office:value="0.0000596875288533603" calcext:value-type="float">
            <text:p>5,97E-05</text:p>
          </table:table-cell>
          <table:table-cell table:formula="of:=[.D78]^4*[.I78]^6*Z" office:value-type="float" office:value="0.000150295130573696" calcext:value-type="float">
            <text:p>1,50E-04</text:p>
          </table:table-cell>
          <table:table-cell table:formula="of:=[.D78]+2*[.E78]+3*[.F78]+4*[.G78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0" calcext:value-type="float">
            <text:p>330</text:p>
          </table:table-cell>
          <table:table-cell office:value-type="float" office:value="0.86" calcext:value-type="float">
            <text:p>0,86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79]^2*[.I79]^2*X" office:value-type="float" office:value="0.0000180683886598456" calcext:value-type="float">
            <text:p>1,81E-05</text:p>
          </table:table-cell>
          <table:table-cell table:formula="of:=[.D79]^3*[.I79]^4*Y" office:value-type="float" office:value="0.0000403744137888769" calcext:value-type="float">
            <text:p>4,04E-05</text:p>
          </table:table-cell>
          <table:table-cell table:formula="of:=[.D79]^4*[.I79]^6*Z" office:value-type="float" office:value="0.000181062447319647" calcext:value-type="float">
            <text:p>1,81E-04</text:p>
          </table:table-cell>
          <table:table-cell table:formula="of:=[.D79]+2*[.E79]+3*[.F79]+4*[.G79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0.879" calcext:value-type="float">
            <text:p>0,879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80]^2*[.I80]^2*X" office:value-type="float" office:value="0.00000704290919518283" calcext:value-type="float">
            <text:p>7,04E-06</text:p>
          </table:table-cell>
          <table:table-cell table:formula="of:=[.D80]^3*[.I80]^4*Y" office:value-type="float" office:value="0.0000264104927985703" calcext:value-type="float">
            <text:p>2,64E-05</text:p>
          </table:table-cell>
          <table:table-cell table:formula="of:=[.D80]^4*[.I80]^6*Z" office:value-type="float" office:value="0.000198763333312347" calcext:value-type="float">
            <text:p>1,99E-04</text:p>
          </table:table-cell>
          <table:table-cell table:formula="of:=[.D80]+2*[.E80]+3*[.F80]+4*[.G80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35" calcext:value-type="float">
            <text:p>335</text:p>
          </table:table-cell>
          <table:table-cell office:value-type="float" office:value="0.192" calcext:value-type="float">
            <text:p>0,192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81]^2*[.I81]^2*X" office:value-type="float" office:value="0.0001836952425" calcext:value-type="float">
            <text:p>1,84E-04</text:p>
          </table:table-cell>
          <table:table-cell table:formula="of:=[.D81]^3*[.I81]^4*Y" office:value-type="float" office:value="0.000002830570797285" calcext:value-type="float">
            <text:p>2,83E-06</text:p>
          </table:table-cell>
          <table:table-cell table:formula="of:=[.D81]^4*[.I81]^6*Z" office:value-type="float" office:value="0.0000000875357557273884" calcext:value-type="float">
            <text:p>8,75E-08</text:p>
          </table:table-cell>
          <table:table-cell table:formula="of:=[.D81]+2*[.E81]+3*[.F81]+4*[.G81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5" calcext:value-type="float">
            <text:p>335</text:p>
          </table:table-cell>
          <table:table-cell office:value-type="float" office:value="0.284" calcext:value-type="float">
            <text:p>0,284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82]^2*[.I82]^2*X" office:value-type="float" office:value="0.000251333691663283" calcext:value-type="float">
            <text:p>2,51E-04</text:p>
          </table:table-cell>
          <table:table-cell table:formula="of:=[.D82]^3*[.I82]^4*Y" office:value-type="float" office:value="0.00000761480234304755" calcext:value-type="float">
            <text:p>7,61E-06</text:p>
          </table:table-cell>
          <table:table-cell table:formula="of:=[.D82]^4*[.I82]^6*Z" office:value-type="float" office:value="0.000000463022302260695" calcext:value-type="float">
            <text:p>4,63E-07</text:p>
          </table:table-cell>
          <table:table-cell table:formula="of:=[.D82]+2*[.E82]+3*[.F82]+4*[.G82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35" calcext:value-type="float">
            <text:p>335</text:p>
          </table:table-cell>
          <table:table-cell office:value-type="float" office:value="0.382" calcext:value-type="float">
            <text:p>0,382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83]^2*[.I83]^2*X" office:value-type="float" office:value="0.00030073832373312" calcext:value-type="float">
            <text:p>3,01E-04</text:p>
          </table:table-cell>
          <table:table-cell table:formula="of:=[.D83]^3*[.I83]^4*Y" office:value-type="float" office:value="0.0000176187711975936" calcext:value-type="float">
            <text:p>1,76E-05</text:p>
          </table:table-cell>
          <table:table-cell table:formula="of:=[.D83]^4*[.I83]^6*Z" office:value-type="float" office:value="0.00000207156138720841" calcext:value-type="float">
            <text:p>2,07E-06</text:p>
          </table:table-cell>
          <table:table-cell table:formula="of:=[.D83]+2*[.E83]+3*[.F83]+4*[.G83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5" calcext:value-type="float">
            <text:p>335</text:p>
          </table:table-cell>
          <table:table-cell office:value-type="float" office:value="0.463" calcext:value-type="float">
            <text:p>0,463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84]^2*[.I84]^2*X" office:value-type="float" office:value="0.00031432195842948" calcext:value-type="float">
            <text:p>3,14E-04</text:p>
          </table:table-cell>
          <table:table-cell table:formula="of:=[.D84]^3*[.I84]^4*Y" office:value-type="float" office:value="0.000030773019948335" calcext:value-type="float">
            <text:p>3,08E-05</text:p>
          </table:table-cell>
          <table:table-cell table:formula="of:=[.D84]^4*[.I84]^6*Z" office:value-type="float" office:value="0.00000604645556531776" calcext:value-type="float">
            <text:p>6,05E-06</text:p>
          </table:table-cell>
          <table:table-cell table:formula="of:=[.D84]+2*[.E84]+3*[.F84]+4*[.G84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35" calcext:value-type="float">
            <text:p>335</text:p>
          </table:table-cell>
          <table:table-cell office:value-type="float" office:value="0.527" calcext:value-type="float">
            <text:p>0,527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85]^2*[.I85]^2*X" office:value-type="float" office:value="0.000308474444615091" calcext:value-type="float">
            <text:p>3,08E-04</text:p>
          </table:table-cell>
          <table:table-cell table:formula="of:=[.D85]^3*[.I85]^4*Y" office:value-type="float" office:value="0.0000428242244148155" calcext:value-type="float">
            <text:p>4,28E-05</text:p>
          </table:table-cell>
          <table:table-cell table:formula="of:=[.D85]^4*[.I85]^6*Z" office:value-type="float" office:value="0.0000119315034777308" calcext:value-type="float">
            <text:p>1,19E-05</text:p>
          </table:table-cell>
          <table:table-cell table:formula="of:=[.D85]+2*[.E85]+3*[.F85]+4*[.G85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35" calcext:value-type="float">
            <text:p>335</text:p>
          </table:table-cell>
          <table:table-cell office:value-type="float" office:value="0.596" calcext:value-type="float">
            <text:p>0,596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86]^2*[.I86]^2*X" office:value-type="float" office:value="0.00028559685361977" calcext:value-type="float">
            <text:p>2,86E-04</text:p>
          </table:table-cell>
          <table:table-cell table:formula="of:=[.D86]^3*[.I86]^4*Y" office:value-type="float" office:value="0.0000567019148782061" calcext:value-type="float">
            <text:p>5,67E-05</text:p>
          </table:table-cell>
          <table:table-cell table:formula="of:=[.D86]^4*[.I86]^6*Z" office:value-type="float" office:value="0.0000225931810974827" calcext:value-type="float">
            <text:p>2,26E-05</text:p>
          </table:table-cell>
          <table:table-cell table:formula="of:=[.D86]+2*[.E86]+3*[.F86]+4*[.G86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35" calcext:value-type="float">
            <text:p>335</text:p>
          </table:table-cell>
          <table:table-cell office:value-type="float" office:value="0.661" calcext:value-type="float">
            <text:p>0,661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87]^2*[.I87]^2*X" office:value-type="float" office:value="0.000242339933333197" calcext:value-type="float">
            <text:p>2,42E-04</text:p>
          </table:table-cell>
          <table:table-cell table:formula="of:=[.D87]^3*[.I87]^4*Y" office:value-type="float" office:value="0.0000702592941941388" calcext:value-type="float">
            <text:p>7,03E-05</text:p>
          </table:table-cell>
          <table:table-cell table:formula="of:=[.D87]^4*[.I87]^6*Z" office:value-type="float" office:value="0.0000408806631301263" calcext:value-type="float">
            <text:p>4,09E-05</text:p>
          </table:table-cell>
          <table:table-cell table:formula="of:=[.D87]+2*[.E87]+3*[.F87]+4*[.G87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office:value-type="float" office:value="0.741" calcext:value-type="float">
            <text:p>0,741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88]^2*[.I88]^2*X" office:value-type="float" office:value="0.00017870663210048" calcext:value-type="float">
            <text:p>1,79E-04</text:p>
          </table:table-cell>
          <table:table-cell table:formula="of:=[.D88]^3*[.I88]^4*Y" office:value-type="float" office:value="0.0000788948589896136" calcext:value-type="float">
            <text:p>7,89E-05</text:p>
          </table:table-cell>
          <table:table-cell table:formula="of:=[.D88]^4*[.I88]^6*Z" office:value-type="float" office:value="0.0000699024003454512" calcext:value-type="float">
            <text:p>6,99E-05</text:p>
          </table:table-cell>
          <table:table-cell table:formula="of:=[.D88]+2*[.E88]+3*[.F88]+4*[.G88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35" calcext:value-type="float">
            <text:p>335</text:p>
          </table:table-cell>
          <table:table-cell office:value-type="float" office:value="0.821" calcext:value-type="float">
            <text:p>0,821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89]^2*[.I89]^2*X" office:value-type="float" office:value="0.00010888052689472" calcext:value-type="float">
            <text:p>1,09E-04</text:p>
          </table:table-cell>
          <table:table-cell table:formula="of:=[.D89]^3*[.I89]^4*Y" office:value-type="float" office:value="0.0000762701973092849" calcext:value-type="float">
            <text:p>7,63E-05</text:p>
          </table:table-cell>
          <table:table-cell table:formula="of:=[.D89]^4*[.I89]^6*Z" office:value-type="float" office:value="0.000107224709087377" calcext:value-type="float">
            <text:p>1,07E-04</text:p>
          </table:table-cell>
          <table:table-cell table:formula="of:=[.D89]+2*[.E89]+3*[.F89]+4*[.G89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35" calcext:value-type="float">
            <text:p>335</text:p>
          </table:table-cell>
          <table:table-cell office:value-type="float" office:value="0.906" calcext:value-type="float">
            <text:p>0,906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90]^2*[.I90]^2*X" office:value-type="float" office:value="0.0000475726822244352" calcext:value-type="float">
            <text:p>4,76E-05</text:p>
          </table:table-cell>
          <table:table-cell table:formula="of:=[.D90]^3*[.I90]^4*Y" office:value-type="float" office:value="0.0000596875288533603" calcext:value-type="float">
            <text:p>5,97E-05</text:p>
          </table:table-cell>
          <table:table-cell table:formula="of:=[.D90]^4*[.I90]^6*Z" office:value-type="float" office:value="0.000150295130573696" calcext:value-type="float">
            <text:p>1,50E-04</text:p>
          </table:table-cell>
          <table:table-cell table:formula="of:=[.D90]+2*[.E90]+3*[.F90]+4*[.G90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35" calcext:value-type="float">
            <text:p>335</text:p>
          </table:table-cell>
          <table:table-cell office:value-type="float" office:value="0.944" calcext:value-type="float">
            <text:p>0,944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91]^2*[.I91]^2*X" office:value-type="float" office:value="0.0000180683886598456" calcext:value-type="float">
            <text:p>1,81E-05</text:p>
          </table:table-cell>
          <table:table-cell table:formula="of:=[.D91]^3*[.I91]^4*Y" office:value-type="float" office:value="0.0000403744137888769" calcext:value-type="float">
            <text:p>4,04E-05</text:p>
          </table:table-cell>
          <table:table-cell table:formula="of:=[.D91]^4*[.I91]^6*Z" office:value-type="float" office:value="0.000181062447319647" calcext:value-type="float">
            <text:p>1,81E-04</text:p>
          </table:table-cell>
          <table:table-cell table:formula="of:=[.D91]+2*[.E91]+3*[.F91]+4*[.G91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35" calcext:value-type="float">
            <text:p>335</text:p>
          </table:table-cell>
          <table:table-cell office:value-type="float" office:value="0.972" calcext:value-type="float">
            <text:p>0,972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92]^2*[.I92]^2*X" office:value-type="float" office:value="0.00000704290919518283" calcext:value-type="float">
            <text:p>7,04E-06</text:p>
          </table:table-cell>
          <table:table-cell table:formula="of:=[.D92]^3*[.I92]^4*Y" office:value-type="float" office:value="0.0000264104927985703" calcext:value-type="float">
            <text:p>2,64E-05</text:p>
          </table:table-cell>
          <table:table-cell table:formula="of:=[.D92]^4*[.I92]^6*Z" office:value-type="float" office:value="0.000198763333312347" calcext:value-type="float">
            <text:p>1,99E-04</text:p>
          </table:table-cell>
          <table:table-cell table:formula="of:=[.D92]+2*[.E92]+3*[.F92]+4*[.G92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0" calcext:value-type="float">
            <text:p>340</text:p>
          </table:table-cell>
          <table:table-cell office:value-type="float" office:value="0.141" calcext:value-type="float">
            <text:p>0,141</text:p>
          </table:table-cell>
          <table:table-cell table:style-name="ce2" office:value-type="string" calcext:value-type="string">
            <text:p>4,95E-4</text:p>
          </table:table-cell>
          <table:table-cell table:style-name="ce6" table:formula="of:=[.D93]^2*[.I93]^2*X" office:value-type="float" office:value="0.0001836952425" calcext:value-type="float">
            <text:p>1,84E-04</text:p>
          </table:table-cell>
          <table:table-cell table:formula="of:=[.D93]^3*[.I93]^4*Y" office:value-type="float" office:value="0.000002830570797285" calcext:value-type="float">
            <text:p>2,83E-06</text:p>
          </table:table-cell>
          <table:table-cell table:formula="of:=[.D93]^4*[.I93]^6*Z" office:value-type="float" office:value="0.0000000875357557273884" calcext:value-type="float">
            <text:p>8,75E-08</text:p>
          </table:table-cell>
          <table:table-cell table:formula="of:=[.D93]+2*[.E93]+3*[.F93]+4*[.G93]" office:value-type="float" office:value="0.000871232340414765" calcext:value-type="float">
            <text:p>8,71E-04</text:p>
          </table:table-cell>
          <table:table-cell table:style-name="ce2" office:value-type="string" calcext:value-type="string">
            <text:p>2,10E-008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  <table:table-cell office:value-type="float" office:value="0.216" calcext:value-type="float">
            <text:p>0,216</text:p>
          </table:table-cell>
          <table:table-cell table:style-name="ce2" office:value-type="string" calcext:value-type="string">
            <text:p>3,4445E-4</text:p>
          </table:table-cell>
          <table:table-cell table:style-name="ce6" table:formula="of:=[.D94]^2*[.I94]^2*X" office:value-type="float" office:value="0.000251333691663283" calcext:value-type="float">
            <text:p>2,51E-04</text:p>
          </table:table-cell>
          <table:table-cell table:formula="of:=[.D94]^3*[.I94]^4*Y" office:value-type="float" office:value="0.00000761480234304755" calcext:value-type="float">
            <text:p>7,61E-06</text:p>
          </table:table-cell>
          <table:table-cell table:formula="of:=[.D94]^4*[.I94]^6*Z" office:value-type="float" office:value="0.000000463022302260695" calcext:value-type="float">
            <text:p>4,63E-07</text:p>
          </table:table-cell>
          <table:table-cell table:formula="of:=[.D94]+2*[.E94]+3*[.F94]+4*[.G94]" office:value-type="float" office:value="0.000871813879564751" calcext:value-type="float">
            <text:p>8,72E-04</text:p>
          </table:table-cell>
          <table:table-cell table:style-name="ce2" office:value-type="string" calcext:value-type="string">
            <text:p>3,53E-008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0" calcext:value-type="float">
            <text:p>340</text:p>
          </table:table-cell>
          <table:table-cell office:value-type="float" office:value="0.302" calcext:value-type="float">
            <text:p>0,302</text:p>
          </table:table-cell>
          <table:table-cell table:style-name="ce2" office:value-type="string" calcext:value-type="string">
            <text:p>2,1315E-4</text:p>
          </table:table-cell>
          <table:table-cell table:style-name="ce6" table:formula="of:=[.D95]^2*[.I95]^2*X" office:value-type="float" office:value="0.00030073832373312" calcext:value-type="float">
            <text:p>3,01E-04</text:p>
          </table:table-cell>
          <table:table-cell table:formula="of:=[.D95]^3*[.I95]^4*Y" office:value-type="float" office:value="0.0000176187711975936" calcext:value-type="float">
            <text:p>1,76E-05</text:p>
          </table:table-cell>
          <table:table-cell table:formula="of:=[.D95]^4*[.I95]^6*Z" office:value-type="float" office:value="0.00000207156138720841" calcext:value-type="float">
            <text:p>2,07E-06</text:p>
          </table:table-cell>
          <table:table-cell table:formula="of:=[.D95]+2*[.E95]+3*[.F95]+4*[.G95]" office:value-type="float" office:value="0.000875769206607854" calcext:value-type="float">
            <text:p>8,76E-04</text:p>
          </table:table-cell>
          <table:table-cell table:style-name="ce2" office:value-type="string" calcext:value-type="string">
            <text:p>6,24E-008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40" calcext:value-type="float">
            <text:p>340</text:p>
          </table:table-cell>
          <table:table-cell office:value-type="float" office:value="0.376" calcext:value-type="float">
            <text:p>0,376</text:p>
          </table:table-cell>
          <table:table-cell table:style-name="ce2" office:value-type="string" calcext:value-type="string">
            <text:p>1,3331E-4</text:p>
          </table:table-cell>
          <table:table-cell table:style-name="ce6" table:formula="of:=[.D96]^2*[.I96]^2*X" office:value-type="float" office:value="0.00031432195842948" calcext:value-type="float">
            <text:p>3,14E-04</text:p>
          </table:table-cell>
          <table:table-cell table:formula="of:=[.D96]^3*[.I96]^4*Y" office:value-type="float" office:value="0.000030773019948335" calcext:value-type="float">
            <text:p>3,08E-05</text:p>
          </table:table-cell>
          <table:table-cell table:formula="of:=[.D96]^4*[.I96]^6*Z" office:value-type="float" office:value="0.00000604645556531776" calcext:value-type="float">
            <text:p>6,05E-06</text:p>
          </table:table-cell>
          <table:table-cell table:formula="of:=[.D96]+2*[.E96]+3*[.F96]+4*[.G96]" office:value-type="float" office:value="0.000878458798965236" calcext:value-type="float">
            <text:p>8,78E-04</text:p>
          </table:table-cell>
          <table:table-cell table:style-name="ce2" office:value-type="string" calcext:value-type="string">
            <text:p>1,02E-007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0" calcext:value-type="float">
            <text:p>340</text:p>
          </table:table-cell>
          <table:table-cell office:value-type="float" office:value="0.438" calcext:value-type="float">
            <text:p>0,438</text:p>
          </table:table-cell>
          <table:table-cell table:style-name="ce2" office:value-type="string" calcext:value-type="string">
            <text:p>9,2264E-5</text:p>
          </table:table-cell>
          <table:table-cell table:style-name="ce6" table:formula="of:=[.D97]^2*[.I97]^2*X" office:value-type="float" office:value="0.000308474444615091" calcext:value-type="float">
            <text:p>3,08E-04</text:p>
          </table:table-cell>
          <table:table-cell table:formula="of:=[.D97]^3*[.I97]^4*Y" office:value-type="float" office:value="0.0000428242244148155" calcext:value-type="float">
            <text:p>4,28E-05</text:p>
          </table:table-cell>
          <table:table-cell table:formula="of:=[.D97]^4*[.I97]^6*Z" office:value-type="float" office:value="0.0000119315034777308" calcext:value-type="float">
            <text:p>1,19E-05</text:p>
          </table:table-cell>
          <table:table-cell table:formula="of:=[.D97]+2*[.E97]+3*[.F97]+4*[.G97]" office:value-type="float" office:value="0.000885411576385552" calcext:value-type="float">
            <text:p>8,85E-04</text:p>
          </table:table-cell>
          <table:table-cell table:style-name="ce2" office:value-type="string" calcext:value-type="string">
            <text:p>1,46E-007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0" calcext:value-type="float">
            <text:p>340</text:p>
          </table:table-cell>
          <table:table-cell office:value-type="float" office:value="0.508" calcext:value-type="float">
            <text:p>0,508</text:p>
          </table:table-cell>
          <table:table-cell table:style-name="ce2" office:value-type="string" calcext:value-type="string">
            <text:p>5,973E-5</text:p>
          </table:table-cell>
          <table:table-cell table:style-name="ce6" table:formula="of:=[.D98]^2*[.I98]^2*X" office:value-type="float" office:value="0.00028559685361977" calcext:value-type="float">
            <text:p>2,86E-04</text:p>
          </table:table-cell>
          <table:table-cell table:formula="of:=[.D98]^3*[.I98]^4*Y" office:value-type="float" office:value="0.0000567019148782061" calcext:value-type="float">
            <text:p>5,67E-05</text:p>
          </table:table-cell>
          <table:table-cell table:formula="of:=[.D98]^4*[.I98]^6*Z" office:value-type="float" office:value="0.0000225931810974827" calcext:value-type="float">
            <text:p>2,26E-05</text:p>
          </table:table-cell>
          <table:table-cell table:formula="of:=[.D98]+2*[.E98]+3*[.F98]+4*[.G98]" office:value-type="float" office:value="0.000891402176264089" calcext:value-type="float">
            <text:p>8,91E-04</text:p>
          </table:table-cell>
          <table:table-cell table:style-name="ce2" office:value-type="string" calcext:value-type="string">
            <text:p>2,17E-007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0" calcext:value-type="float">
            <text:p>340</text:p>
          </table:table-cell>
          <table:table-cell office:value-type="float" office:value="0.576" calcext:value-type="float">
            <text:p>0,576</text:p>
          </table:table-cell>
          <table:table-cell table:style-name="ce2" office:value-type="string" calcext:value-type="string">
            <text:p>3,4708E-5</text:p>
          </table:table-cell>
          <table:table-cell table:style-name="ce6" table:formula="of:=[.D99]^2*[.I99]^2*X" office:value-type="float" office:value="0.000242339933333197" calcext:value-type="float">
            <text:p>2,42E-04</text:p>
          </table:table-cell>
          <table:table-cell table:formula="of:=[.D99]^3*[.I99]^4*Y" office:value-type="float" office:value="0.0000702592941941388" calcext:value-type="float">
            <text:p>7,03E-05</text:p>
          </table:table-cell>
          <table:table-cell table:formula="of:=[.D99]^4*[.I99]^6*Z" office:value-type="float" office:value="0.0000408806631301263" calcext:value-type="float">
            <text:p>4,09E-05</text:p>
          </table:table-cell>
          <table:table-cell table:formula="of:=[.D99]+2*[.E99]+3*[.F99]+4*[.G99]" office:value-type="float" office:value="0.000893688401769315" calcext:value-type="float">
            <text:p>8,94E-04</text:p>
          </table:table-cell>
          <table:table-cell table:style-name="ce2" office:value-type="string" calcext:value-type="string">
            <text:p>3,44E-007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40" calcext:value-type="float">
            <text:p>340</text:p>
          </table:table-cell>
          <table:table-cell office:value-type="float" office:value="0.658" calcext:value-type="float">
            <text:p>0,658</text:p>
          </table:table-cell>
          <table:table-cell table:style-name="ce2" office:value-type="string" calcext:value-type="string">
            <text:p>1,6808E-5</text:p>
          </table:table-cell>
          <table:table-cell table:style-name="ce6" table:formula="of:=[.D100]^2*[.I100]^2*X" office:value-type="float" office:value="0.00017870663210048" calcext:value-type="float">
            <text:p>1,79E-04</text:p>
          </table:table-cell>
          <table:table-cell table:formula="of:=[.D100]^3*[.I100]^4*Y" office:value-type="float" office:value="0.0000788948589896136" calcext:value-type="float">
            <text:p>7,89E-05</text:p>
          </table:table-cell>
          <table:table-cell table:formula="of:=[.D100]^4*[.I100]^6*Z" office:value-type="float" office:value="0.0000699024003454512" calcext:value-type="float">
            <text:p>6,99E-05</text:p>
          </table:table-cell>
          <table:table-cell table:formula="of:=[.D100]+2*[.E100]+3*[.F100]+4*[.G100]" office:value-type="float" office:value="0.000890515442551606" calcext:value-type="float">
            <text:p>8,91E-04</text:p>
          </table:table-cell>
          <table:table-cell table:style-name="ce2" office:value-type="string" calcext:value-type="string">
            <text:p>6,10E-007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40" calcext:value-type="float">
            <text:p>340</text:p>
          </table:table-cell>
          <table:table-cell office:value-type="float" office:value="0.744" calcext:value-type="float">
            <text:p>0,744</text:p>
          </table:table-cell>
          <table:table-cell table:style-name="ce2" office:value-type="string" calcext:value-type="string">
            <text:p>6,454E-6</text:p>
          </table:table-cell>
          <table:table-cell table:style-name="ce6" table:formula="of:=[.D101]^2*[.I101]^2*X" office:value-type="float" office:value="0.00010888052689472" calcext:value-type="float">
            <text:p>1,09E-04</text:p>
          </table:table-cell>
          <table:table-cell table:formula="of:=[.D101]^3*[.I101]^4*Y" office:value-type="float" office:value="0.0000762701973092849" calcext:value-type="float">
            <text:p>7,63E-05</text:p>
          </table:table-cell>
          <table:table-cell table:formula="of:=[.D101]^4*[.I101]^6*Z" office:value-type="float" office:value="0.000107224709087377" calcext:value-type="float">
            <text:p>1,07E-04</text:p>
          </table:table-cell>
          <table:table-cell table:formula="of:=[.D101]+2*[.E101]+3*[.F101]+4*[.G101]" office:value-type="float" office:value="0.000881924482066804" calcext:value-type="float">
            <text:p>8,82E-04</text:p>
          </table:table-cell>
          <table:table-cell table:style-name="ce2" office:value-type="string" calcext:value-type="string">
            <text:p>1,24E-006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40" calcext:value-type="float">
            <text:p>340</text:p>
          </table:table-cell>
          <table:table-cell office:value-type="float" office:value="0.835" calcext:value-type="float">
            <text:p>0,835</text:p>
          </table:table-cell>
          <table:table-cell table:style-name="ce2" office:value-type="string" calcext:value-type="string">
            <text:p>1,5744E-6</text:p>
          </table:table-cell>
          <table:table-cell table:style-name="ce6" table:formula="of:=[.D102]^2*[.I102]^2*X" office:value-type="float" office:value="0.0000475726822244352" calcext:value-type="float">
            <text:p>4,76E-05</text:p>
          </table:table-cell>
          <table:table-cell table:formula="of:=[.D102]^3*[.I102]^4*Y" office:value-type="float" office:value="0.0000596875288533603" calcext:value-type="float">
            <text:p>5,97E-05</text:p>
          </table:table-cell>
          <table:table-cell table:formula="of:=[.D102]^4*[.I102]^6*Z" office:value-type="float" office:value="0.000150295130573696" calcext:value-type="float">
            <text:p>1,50E-04</text:p>
          </table:table-cell>
          <table:table-cell table:formula="of:=[.D102]+2*[.E102]+3*[.F102]+4*[.G102]" office:value-type="float" office:value="0.000876962873303734" calcext:value-type="float">
            <text:p>8,77E-04</text:p>
          </table:table-cell>
          <table:table-cell table:style-name="ce2" office:value-type="string" calcext:value-type="string">
            <text:p>3,36E-006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40" calcext:value-type="float">
            <text:p>340</text:p>
          </table:table-cell>
          <table:table-cell office:value-type="float" office:value="0.877" calcext:value-type="float">
            <text:p>0,877</text:p>
          </table:table-cell>
          <table:table-cell table:style-name="ce2" office:value-type="string" calcext:value-type="string">
            <text:p>3,3575E-7</text:p>
          </table:table-cell>
          <table:table-cell table:style-name="ce6" table:formula="of:=[.D103]^2*[.I103]^2*X" office:value-type="float" office:value="0.0000180683886598456" calcext:value-type="float">
            <text:p>1,81E-05</text:p>
          </table:table-cell>
          <table:table-cell table:formula="of:=[.D103]^3*[.I103]^4*Y" office:value-type="float" office:value="0.0000403744137888769" calcext:value-type="float">
            <text:p>4,04E-05</text:p>
          </table:table-cell>
          <table:table-cell table:formula="of:=[.D103]^4*[.I103]^6*Z" office:value-type="float" office:value="0.000181062447319647" calcext:value-type="float">
            <text:p>1,81E-04</text:p>
          </table:table-cell>
          <table:table-cell table:formula="of:=[.D103]+2*[.E103]+3*[.F103]+4*[.G103]" office:value-type="float" office:value="0.00088184555796491" calcext:value-type="float">
            <text:p>8,82E-04</text:p>
          </table:table-cell>
          <table:table-cell table:style-name="ce2" office:value-type="string" calcext:value-type="string">
            <text:p>9,71E-006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0" calcext:value-type="float">
            <text:p>340</text:p>
          </table:table-cell>
          <table:table-cell office:value-type="float" office:value="0.906" calcext:value-type="float">
            <text:p>0,906</text:p>
          </table:table-cell>
          <table:table-cell table:style-name="ce2" office:value-type="string" calcext:value-type="string">
            <text:p>7,7985E-8 </text:p>
          </table:table-cell>
          <table:table-cell table:style-name="ce6" table:formula="of:=[.D104]^2*[.I104]^2*X" office:value-type="float" office:value="0.00000704290919518283" calcext:value-type="float">
            <text:p>7,04E-06</text:p>
          </table:table-cell>
          <table:table-cell table:formula="of:=[.D104]^3*[.I104]^4*Y" office:value-type="float" office:value="0.0000264104927985703" calcext:value-type="float">
            <text:p>2,64E-05</text:p>
          </table:table-cell>
          <table:table-cell table:formula="of:=[.D104]^4*[.I104]^6*Z" office:value-type="float" office:value="0.000198763333312347" calcext:value-type="float">
            <text:p>1,99E-04</text:p>
          </table:table-cell>
          <table:table-cell table:formula="of:=[.D104]+2*[.E104]+3*[.F104]+4*[.G104]" office:value-type="float" office:value="0.000888448615035464" calcext:value-type="float">
            <text:p>8,88E-04</text:p>
          </table:table-cell>
          <table:table-cell table:style-name="ce2" office:value-type="string" calcext:value-type="string">
            <text:p>2,61E-005</text:p>
          </table:table-cell>
          <table:table-cell table:number-columns-repeated="1015"/>
        </table:table-row>
        <table:table-row table:style-name="ro1" table:number-rows-repeated="6">
          <table:table-cell table:number-columns-repeated="7"/>
          <table:table-cell table:style-name="ce1"/>
          <table:table-cell table:number-columns-repeated="1016"/>
        </table:table-row>
        <table:table-row table:style-name="ro1" table:number-rows-repeated="1048454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X" table:base-cell-address="$Sheet1.$G$3" table:cell-range-address="$Sheet1.$E$2"/>
        <table:named-range table:name="Y" table:base-cell-address="$Sheet1.$H$3" table:cell-range-address="$Sheet1.$F$2"/>
        <table:named-range table:name="Z" table:base-cell-address="$Sheet1.$I$3" table:cell-range-address="$Sheet1.$G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Sans" svg:font-family="LiberationSans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09:46:40.96700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sebi forrellad</meta:initial-creator>
    <meta:creation-date>2016-09-12T11:22:41.321622000</meta:creation-date>
    <dc:date>2016-09-16T12:13:21.616549000</dc:date>
    <meta:editing-duration>PT7H22M27S</meta:editing-duration>
    <meta:editing-cycles>5</meta:editing-cycles>
    <meta:generator>LibreOffice/4.2.6.3$MacOSX_X86_64 LibreOffice_project/3fd416d4c6db7d3204c17ce57a1d70f6e531ee21</meta:generator>
    <meta:printed-by>eusebi forrellad</meta:printed-by>
    <meta:print-date>2016-09-16T12:07:28.304467000</meta:print-date>
    <dc:creator>eusebi forrellad</dc:creator>
    <meta:document-statistic meta:table-count="1" meta:cell-count="908" meta:object-count="0"/>
  </office:meta>
</office:document-meta>
</file>